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svg:stroke-color="#eeeeee" draw:fill="solid" draw:fill-color="#eeeeee" fo:min-height="3.506cm"/>
    </style:style>
    <style:style style:name="pr4" style:family="presentation" style:parent-style-name="Standard-outline1" style:list-style-name="L5">
      <style:graphic-properties fo:min-height="13.85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 style:list-style-name="L6">
      <style:graphic-properties fo:min-height="13.859cm"/>
    </style:style>
    <style:style style:name="pr7" style:family="presentation" style:parent-style-name="Standard-outline1" style:list-style-name="L6">
      <style:graphic-properties fo:min-height="13.859cm"/>
    </style:style>
    <style:style style:name="pr8" style:family="presentation" style:parent-style-name="Standard-outline1">
      <style:graphic-properties fo:min-height="13.859cm"/>
    </style:style>
    <style:style style:name="co1" style:family="table-column">
      <style:table-column-properties style:column-width="23.367cm" style:use-optimal-column-width="false"/>
    </style:style>
    <style:style style:name="co2" style:family="table-column">
      <style:table-column-properties style:column-width="2.066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3.142cm" style:use-optimal-column-width="false"/>
    </style:style>
    <style:style style:name="co5" style:family="table-column">
      <style:table-column-properties style:column-width="3.151cm" style:use-optimal-column-width="false"/>
    </style:style>
    <style:style style:name="co6" style:family="table-column">
      <style:table-column-properties style:column-width="4.769cm" style:use-optimal-column-width="false"/>
    </style:style>
    <style:style style:name="co7" style:family="table-column">
      <style:table-column-properties style:column-width="9.29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eeeeee" style:repeat="repeat"/>
      <style:paragraph-properties fo:text-align="center"/>
      <style:text-properties fo:color="#000066" fo:font-size="32pt" style:font-size-asian="32pt" style:font-size-complex="32pt"/>
    </style:style>
    <style:style style:name="ce2" style:family="table-cell">
      <style:graphic-properties draw:fill="solid" draw:fill-color="#eeeeee" style:repeat="repeat"/>
    </style:style>
    <style:style style:name="ce3" style:family="table-cell">
      <style:graphic-properties style:repeat="repeat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color="#000066" fo:font-size="32pt" style:font-size-asian="32pt" style:font-size-complex="32pt"/>
    </style:style>
    <style:style style:name="P4" style:family="paragraph">
      <style:paragraph-properties fo:text-align="start"/>
      <style:text-properties fo:color="#000066"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66" fo:font-size="32pt" style:font-size-asian="32pt" style:font-size-complex="32pt"/>
    </style:style>
    <style:style style:name="T3" style:family="text">
      <style:text-properties fo:color="#000066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66" fo:font-size="18pt" style:font-size-asian="18pt" style:font-size-complex="18pt"/>
    </style:style>
    <style:style style:name="T5" style:family="text">
      <style:text-properties fo:color="#0000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7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7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7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7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7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7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7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7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70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20.62cm" svg:x="1.4cm" svg:y="-0.50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Aysoltan Gravina, Dhruv Mishra, Yousaf Khan</text:span></text:p>
            <text:p text:style-name="P1"><text:span text:style-name="T1"/></text:p>
            <text:p text:style-name="P1"><text:span text:style-name="T1"/></text:p>
            <text:p text:style-name="P1"><text:span text:style-name="T1">Institute for Natural Language Processing (IMS), University of Stuttgar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017-06-12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standard" draw:layer="layout" svg:width="23.366cm" svg:height="6.73cm" svg:x="2.286cm" svg:y="1.9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/></text:p>
                <text:p text:style-name="P3"><text:span text:style-name="T3">Multi-Label Classification.</text:span><text:span text:style-name="T3"><text:line-break/></text:span><text:span text:style-name="T3">Emotion Classification on Twitter Data</text:span></text:p>
                <text:p text:style-name="P3"><text:span text:style-name="T2"/></text:p>
                <text:p text:style-name="P3"><text:span text:style-name="T4">Computational Linguistics Team Laboratory</text:span></text:p>
                <text:p text:style-name="P3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Overview</text:span></text:p>
          </draw:text-box>
        </draw:frame>
        <draw:frame presentation:style-name="pr4" draw:layer="layout" svg:width="25.199cm" svg:height="15.306cm" svg:x="1.4cm" svg:y="4.914cm" presentation:class="outline" presentation:user-transformed="true">
          <draw:text-box>
            <text:list text:style-name="L4">
              <text:list-item>
                <text:p>Task Description</text:p>
              </text:list-item>
            </text:list>
            <text:list text:style-name="L5">
              <text:list-header>
                <text:p/>
              </text:list-header>
            </text:list>
            <text:list text:style-name="L4">
              <text:list-item>
                <text:p>Approach, Method, Architecture</text:p>
              </text:list-item>
            </text:list>
            <text:list text:style-name="L5">
              <text:list-header>
                <text:p/>
              </text:list-header>
            </text:list>
            <text:list text:style-name="L4">
              <text:list-item>
                <text:p>Experimental Design</text:p>
              </text:list-item>
            </text:list>
            <text:list text:style-name="L5">
              <text:list-header>
                <text:p/>
              </text:list-header>
            </text:list>
            <text:list text:style-name="L4">
              <text:list-item>
                <text:p>Results</text:p>
              </text:list-item>
            </text:list>
            <text:list text:style-name="L5">
              <text:list-header>
                <text:p/>
              </text:list-header>
            </text:list>
            <text:list text:style-name="L4"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Task Descripti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>Implement a classification system for documents with labels, which classifiers the emotions on Twitter data.</text:p>
              </text:list-item>
              <text:list-item>
                <text:p>Documents are tweets in the Format</text:p>
                <text:p><text:s/></text:p>
              </text:list-item>
              <text:list-item>
                <text:p>Labels are: anger, disgust, fear, happy, love, sad, surprise, trust</text:p>
              </text:list-item>
            </text:list>
          </draw:text-box>
        </draw:frame>
        <draw:frame draw:style-name="standard" draw:layer="layout" svg:width="24.819cm" svg:height="0.971cm" svg:x="1.778cm" svg:y="10.79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Approach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>Evaluation</text:p>
              </text:list-item>
              <text:list-item>
                <text:p>Classifier and Feature Extraction</text:p>
              </text:list-item>
              <text:list-item>
                <text:p>System Eval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Method</text:span>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Architecture</text:span>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Experimental Design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Results</text:span></text:p>
          </draw:text-box>
        </draw:frame>
        <draw:frame draw:style-name="standard" draw:layer="layout" svg:width="25.144cm" svg:height="8.747cm" svg:x="1.524cm" svg:y="6.79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3">
              <table:table-cell/>
              <table:table-cell>
                <text:p>Precision</text:p>
              </table:table-cell>
              <table:table-cell>
                <text:p>Recall</text:p>
              </table:table-cell>
              <table:table-cell>
                <text:p>FScore</text:p>
              </table:table-cell>
              <table:table-cell/>
              <table:table-cell>
                <text:p>Precision</text:p>
              </table:table-cell>
              <table:table-cell>
                <text:p>Recall</text:p>
              </table:table-cell>
              <table:table-cell>
                <text:p>FScore</text:p>
              </table:table-cell>
            </table:table-row>
            <table:table-row table:style-name="ro1" table:default-cell-style-name="ce3">
              <table:table-cell>
                <text:p>ange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disgus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fea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happ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lov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sad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surpris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trus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537cm" svg:height="1.943cm" svg:x="4.686cm" svg:y="15.911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" table:default-cell-style-name="ce3">
              <table:table-cell>
                <text:p>Macro-Accura</text:p>
              </table:table-cell>
              <table:table-cell>
                <text:p>Micro-Accurac</text:p>
              </table:table-cell>
            </table:table-row>
            <table:table-row table:style-name="ro1" table:default-cell-style-name="ce3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537cm" svg:height="1.943cm" svg:x="17.087cm" svg:y="15.912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" table:default-cell-style-name="ce3">
              <table:table-cell>
                <text:p>Macro-Accura</text:p>
              </table:table-cell>
              <table:table-cell>
                <text:p>Micro-Accurac</text:p>
              </table:table-cell>
            </table:table-row>
            <table:table-row table:style-name="ro1" table:default-cell-style-name="ce3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297cm" svg:height="0.971cm" svg:x="4.772cm" svg:y="5.711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3">
                <text:p>Naive Bays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297cm" svg:height="0.971cm" svg:x="17.273cm" svg:y="5.712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3">
                <text:p>Perceptron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Next Steps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ysoltan Gravina</meta:initial-creator>
    <meta:creation-date>2017-06-06T12:02:27</meta:creation-date>
    <meta:editing-duration>PT1H6M18S</meta:editing-duration>
    <meta:editing-cycles>20</meta:editing-cycles>
    <dc:date>2017-06-06T13:25:46</dc:date>
    <dc:creator>Aysoltan Gravina</dc:creator>
    <meta:generator>OpenOffice/4.1.2$Unix OpenOffice.org_project/412m3$Build-9782</meta:generator>
    <meta:document-statistic meta:object-count="62"/>
  </office:meta>
</office:document-meta>
</file>